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202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19896" calcext:value-type="float">
            <text:p>110.41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202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43112" calcext:value-type="float">
            <text:p>110.24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2022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18144" calcext:value-type="float">
            <text:p>110.11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2021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41944" calcext:value-type="float">
            <text:p>110.04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2020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5848" calcext:value-type="float">
            <text:p>109.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201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34808" calcext:value-type="float">
            <text:p>109.33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201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72096" calcext:value-type="float">
            <text:p>108.97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2017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4596" calcext:value-type="float">
            <text:p>108.64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201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42456" calcext:value-type="float">
            <text:p>108.04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2015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488" calcext:value-type="float">
            <text:p>107.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201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53864" calcext:value-type="float">
            <text:p>106.35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201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7312" calcext:value-type="float">
            <text:p>104.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201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1544" calcext:value-type="float">
            <text:p>103.03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2010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07544" calcext:value-type="float">
            <text:p>101.50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200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01448" calcext:value-type="float">
            <text:p>101.50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200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3816" calcext:value-type="float">
            <text:p>96.06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2006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5776" calcext:value-type="float">
            <text:p>96.50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200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3608" calcext:value-type="float">
            <text:p>95.92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200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3672" calcext:value-type="float">
            <text:p>95.67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200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088" calcext:value-type="float">
            <text:p>94.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200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67504" calcext:value-type="float">
            <text:p>93.56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2001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66136" calcext:value-type="float">
            <text:p>91.76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199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199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0816" calcext:value-type="float">
            <text:p>87.3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1997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1888" calcext:value-type="float">
            <text:p>85.9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199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1816" calcext:value-type="float">
            <text:p>83.87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199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0528" calcext:value-type="float">
            <text:p>82.71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199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98" calcext:value-type="float">
            <text:p>82.2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199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8328" calcext:value-type="float">
            <text:p>80.3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199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4176" calcext:value-type="float">
            <text:p>79.8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199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0672" calcext:value-type="float">
            <text:p>79.2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199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2976" calcext:value-type="float">
            <text:p>77.9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198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732" calcext:value-type="float">
            <text:p>77.6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198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2224" calcext:value-type="float">
            <text:p>77.9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1987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3416" calcext:value-type="float">
            <text:p>77.6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198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1664" calcext:value-type="float">
            <text:p>77.3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1985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1432" calcext:value-type="float">
            <text:p>77.7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198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6328" calcext:value-type="float">
            <text:p>75.77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198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648" calcext:value-type="float">
            <text:p>74.7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198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8656" calcext:value-type="float">
            <text:p>73.82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198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6784" calcext:value-type="float">
            <text:p>72.56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5936" calcext:value-type="float">
            <text:p>71.11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197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5936" calcext:value-type="float">
            <text:p>71.11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197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8304" calcext:value-type="float">
            <text:p>69.48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197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0128" calcext:value-type="float">
            <text:p>68.08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197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88" calcext:value-type="float">
            <text:p>66.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197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5136" calcext:value-type="float">
            <text:p>64.71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02</text:p>
          </table:table-cell>
          <table:table-cell office:value-type="string" calcext:value-type="string">
            <text:p>1975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8704" calcext:value-type="float">
            <text:p>65.06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